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ircle text:anchor-type="paragraph" draw:z-index="0" draw:style-name="gr1" draw:text-style-name="P1" svg:width="1.456cm" svg:height="1.456cm" svg:x="5.151cm" svg:y="8.574cm"><text:p/></draw:circle><draw:circle text:anchor-type="paragraph" draw:z-index="1" draw:style-name="gr1" draw:text-style-name="P1" svg:width="1.456cm" svg:height="1.456cm" svg:x="10.67cm" svg:y="5.913cm"><text:p/></draw:circle><draw:circle text:anchor-type="paragraph" draw:z-index="2" draw:style-name="gr1" draw:text-style-name="P1" svg:width="1.456cm" svg:height="1.456cm" svg:x="9.32cm" svg:y="5.701cm"><text:p/></draw:circle><draw:circle text:anchor-type="paragraph" draw:z-index="3" draw:style-name="gr1" draw:text-style-name="P1" svg:width="1.456cm" svg:height="1.456cm" svg:x="5.124cm" svg:y="5.479cm"><text:p/></draw:circle><draw:circle text:anchor-type="paragraph" draw:z-index="4" draw:style-name="gr1" draw:text-style-name="P1" svg:width="1.456cm" svg:height="1.456cm" svg:x="5.045cm" svg:y="2.066cm"><text:p/></draw:circle><draw:line text:anchor-type="paragraph" draw:z-index="5" draw:style-name="gr1" draw:text-style-name="P1" svg:x1="5.786cm" svg:y1="3.521cm" svg:x2="5.786cm" svg:y2="5.479cm"><text:p/></draw:line><draw:line text:anchor-type="paragraph" draw:z-index="6" draw:style-name="gr1" draw:text-style-name="P1" svg:x1="5.838cm" svg:y1="6.934cm" svg:x2="5.838cm" svg:y2="8.574cm"><text:p/></draw:line><draw:frame text:anchor-type="paragraph" draw:z-index="7" draw:style-name="gr2" svg:width="4.552cm" svg:height="1.059cm" svg:x="7.188cm" svg:y="8.733cm"><draw:text-box><text:p>Initial Commit </text:p></draw:text-box></draw:frame><draw:frame text:anchor-type="paragraph" draw:z-index="8" draw:style-name="gr2" svg:width="4.552cm" svg:height="1.059cm" svg:x="7.082cm" svg:y="5.69cm"><draw:text-box><text:p>Commit modif readme</text:p></draw:text-box></draw:frame><draw:frame text:anchor-type="paragraph" draw:z-index="9" draw:style-name="gr2" svg:width="4.552cm" svg:height="1.059cm" svg:x="7.029cm" svg:y="2.251cm"><draw:text-box><text:p>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6:05:26.257803893</meta:creation-date>
    <dc:date>2016-03-11T16:15:14.343215884</dc:date>
    <meta:editing-duration>PT5M5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